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В ячейках столбца A может быть любой текст. Читаются только данные из столбца B.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Формат времени: YYYY-MM-DD HH:MM</text:p>
            </office:annotation>
            <text:p>Время старта</text:p>
          </table:table-cell>
          <table:table-cell table:style-name="ce2" office:value-type="date" office:date-value="2020-07-01" calcext:value-type="date">
            <text:p>2020-07-01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3"/>
        <table:table-column table:style-name="co5" table:default-cell-style-name="ce3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  <table:table-cell/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  <table:table-cell/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</text:span><text:span text:style-name="T1">уровня </text:span><text:span text:style-name="T1">начинается с 6 </text:span><text:span text:style-name="T1">строки.</text:span></text:p>
            </office:annotation>
            <text:p>code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  <table:table-cell office:value-type="string" calcext:value-type="string">
            <text:p>alter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vel 2" table:style-name="ta1">
        <table:table-column table:style-name="co6" table:default-cell-style-name="ce3"/>
        <table:table-column table:style-name="co7" table:default-cell-style-name="ce3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  <table:table-cell/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  <table:table-cell/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string" calcext:value-type="string">
            <text:p>alter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  <table:table-cell office:value-type="string" calcext:value-type="string">
            <text:p>alter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19:52.5451637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20:31.362644654</dc:date>
    <meta:editing-duration>PT8M57S</meta:editing-duration>
    <meta:editing-cycles>3</meta:editing-cycles>
    <meta:generator>LibreOffice/5.1.6.2$Linux_X86_64 LibreOffice_project/10m0$Build-2</meta:generator>
    <meta:document-statistic meta:table-count="3" meta:cell-count="45" meta:object-count="0"/>
  </office:meta>
</office:document-meta>
</file>